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text-properties officeooo:rsid="000ae536" officeooo:paragraph-rsid="000ae536"/>
    </style:style>
    <style:style style:name="P2" style:family="paragraph" style:parent-style-name="Text_20_body" style:list-style-name="L2">
      <style:text-properties officeooo:rsid="000ae536" officeooo:paragraph-rsid="000ae536"/>
    </style:style>
    <style:style style:name="P3" style:family="paragraph" style:parent-style-name="Text_20_body">
      <style:text-properties officeooo:rsid="000ae536" officeooo:paragraph-rsid="000ae536"/>
    </style:style>
    <style:style style:name="P4" style:family="paragraph" style:parent-style-name="Text_20_body" style:list-style-name="L3">
      <style:text-properties officeooo:rsid="000bb4fc" officeooo:paragraph-rsid="000bb4fc"/>
    </style:style>
    <style:style style:name="P5" style:family="paragraph" style:parent-style-name="Text_20_body">
      <style:text-properties officeooo:rsid="000bb4fc" officeooo:paragraph-rsid="000bb4fc"/>
    </style:style>
    <style:style style:name="P6" style:family="paragraph" style:parent-style-name="Text_20_body" style:list-style-name="L4">
      <style:text-properties officeooo:rsid="000c19d4" officeooo:paragraph-rsid="000c19d4"/>
    </style:style>
    <style:style style:name="P7" style:family="paragraph" style:parent-style-name="Text_20_body" style:list-style-name="L5">
      <style:text-properties officeooo:rsid="000c19d4" officeooo:paragraph-rsid="000c19d4"/>
    </style:style>
    <style:style style:name="P8" style:family="paragraph" style:parent-style-name="Text_20_body">
      <style:text-properties officeooo:rsid="000c19d4" officeooo:paragraph-rsid="000c19d4"/>
    </style:style>
    <style:style style:name="P9" style:family="paragraph" style:parent-style-name="Text_20_body" style:list-style-name="L5">
      <style:text-properties officeooo:rsid="000c314c" officeooo:paragraph-rsid="000c314c"/>
    </style:style>
    <style:style style:name="P10" style:family="paragraph" style:parent-style-name="Text_20_body" style:list-style-name="L1">
      <style:text-properties officeooo:rsid="000c6254" officeooo:paragraph-rsid="000c6254"/>
    </style:style>
    <style:style style:name="P11" style:family="paragraph" style:parent-style-name="Text_20_body">
      <style:text-properties officeooo:rsid="000c4628" officeooo:paragraph-rsid="000c4628"/>
    </style:style>
    <style:style style:name="P12" style:family="paragraph" style:parent-style-name="Text_20_body" style:list-style-name="L8">
      <style:text-properties officeooo:rsid="000c4628" officeooo:paragraph-rsid="000c4628"/>
    </style:style>
    <style:style style:name="P13" style:family="paragraph" style:parent-style-name="Text_20_body">
      <style:text-properties officeooo:rsid="0009f875" officeooo:paragraph-rsid="0009f875"/>
    </style:style>
    <style:style style:name="P14" style:family="paragraph" style:parent-style-name="Text_20_body" style:list-style-name="L5">
      <style:text-properties officeooo:rsid="000e435d" officeooo:paragraph-rsid="00103a7d"/>
    </style:style>
    <style:style style:name="P15" style:family="paragraph" style:parent-style-name="Text_20_body">
      <style:text-properties officeooo:rsid="000e435d" officeooo:paragraph-rsid="000e435d"/>
    </style:style>
    <style:style style:name="P16" style:family="paragraph" style:parent-style-name="Text_20_body" style:list-style-name="L6">
      <style:text-properties officeooo:rsid="000e435d" officeooo:paragraph-rsid="000e435d"/>
    </style:style>
    <style:style style:name="P17" style:family="paragraph" style:parent-style-name="Text_20_body" style:list-style-name="L7">
      <style:text-properties officeooo:rsid="000e435d" officeooo:paragraph-rsid="00103a7d"/>
    </style:style>
    <style:style style:name="P18" style:family="paragraph" style:parent-style-name="Text_20_body">
      <style:text-properties officeooo:rsid="00103a7d" officeooo:paragraph-rsid="00103a7d"/>
    </style:style>
    <style:style style:name="P19" style:family="paragraph" style:parent-style-name="Text_20_body" style:list-style-name="L8">
      <style:text-properties officeooo:rsid="00107806" officeooo:paragraph-rsid="00107806"/>
    </style:style>
    <style:style style:name="T1" style:family="text">
      <style:text-properties officeooo:rsid="000c19d4"/>
    </style:style>
    <style:style style:name="T2" style:family="text">
      <style:text-properties officeooo:rsid="000c314c"/>
    </style:style>
    <style:style style:name="T3" style:family="text">
      <style:text-properties officeooo:rsid="000c6254"/>
    </style:style>
    <style:style style:name="T4" style:family="text">
      <style:text-properties officeooo:rsid="000d3475"/>
    </style:style>
    <style:style style:name="T5" style:family="text">
      <style:text-properties officeooo:rsid="000e2305"/>
    </style:style>
    <style:style style:name="T6" style:family="text">
      <style:text-properties officeooo:rsid="000e435d"/>
    </style:style>
    <style:style style:name="T7" style:family="text">
      <style:text-properties officeooo:rsid="00103a7d"/>
    </style:style>
    <style:style style:name="T8" style:family="text">
      <style:text-properties officeooo:rsid="0010780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New ESP8266 code for Duet WiFi</text:p>
      <text:p text:style-name="Text_20_body">DC, 2017-03-08</text:p>
      <text:h text:style-name="Heading_20_1" text:outline-level="1">Objectives</text:h>
      <text:list xml:id="list6735072485498521811" text:style-name="L1">
        <text:list-item>
          <text:p text:style-name="P1">Resolve current issues. In particular, the current code crashes with an exception for 3 users.</text:p>
        </text:list-item>
        <text:list-item>
          <text:p text:style-name="P1">Improve functionality (see below).</text:p>
        </text:list-item>
        <text:list-item>
          <text:p text:style-name="P1">Get rid of the inefficient and sometimes badly-written Arduino code, in particular the extensive use of the String class and associated dynamic memory allocation</text:p>
        </text:list-item>
        <text:list-item>
          <text:p text:style-name="P1">Improve compatibility and common code with Duet Ethernet, possibly using a common main firmware binary for the Duet WiFi and Duet Ethernet</text:p>
        </text:list-item>
        <text:list-item>
          <text:p text:style-name="P1">Make debugging easier, <text:span text:style-name="T3">by having less code on the ESP8266</text:span></text:p>
        </text:list-item>
        <text:list-item>
          <text:p text:style-name="P10">Make initial programming and updating of DWC easier, by serving DWC files form the SD card</text:p>
        </text:list-item>
        <text:list-item>
          <text:p text:style-name="P10">Pave the way for a fully multithreaded web server using common code with the Duet Ethernet</text:p>
        </text:list-item>
      </text:list>
      <text:h text:style-name="Heading_20_1" text:outline-level="1">Functionality required</text:h>
      <text:list xml:id="list952627412046889441" text:style-name="L2">
        <text:list-item>
          <text:p text:style-name="P2">Configuration <text:span text:style-name="T3">of WiFi parameters (SSID, WiFi password, IP address etc.)</text:span> from a file on the SD card, or possibly interactively using a USB host program.</text:p>
        </text:list-item>
        <text:list-item>
          <text:p text:style-name="P2">HTTP, FTP and Telnet support. Possibly other functions later (e.g. push notifications, NTP client).</text:p>
        </text:list-item>
        <text:list-item>
          <text:p text:style-name="P2">Operation as a client to a router, or as an access point.</text:p>
        </text:list-item>
        <text:list-item>
          <text:p text:style-name="P2">Reconnect to router automatically if the connection is lost.</text:p>
        </text:list-item>
        <text:list-item>
          <text:p text:style-name="P2">In the future, TLS security if it doesn’t require too much CPU or memory resource</text:p>
        </text:list-item>
      </text:list>
      <text:p text:style-name="P3">Note: the existing facility to configure the host router by creating a temporary access point will no longer be required, <text:span text:style-name="T3">and will be removed.</text:span></text:p>
      <text:h text:style-name="Heading_20_1" text:outline-level="1">Socket-based interface</text:h>
      <text:p text:style-name="P5">To reduce the total amount of code that mu<text:span text:style-name="T4">st</text:span> be maintained across <text:span text:style-name="T4">the</text:span> Duet <text:span text:style-name="T4">WiFi, Duet Ethernet and future Duet variants</text:span>, and to reduce the amount of ESP8266 code, the ESP will no longer serve HTML files directly. Instead it will provide a socket-based interface over SPI. This is similar to how the W5500 chip on the Duet Ethernet works. However, MDNS and DHCP functions will be left on the ESP.</text:p>
      <text:p text:style-name="P5"><text:soft-page-break/>The SPI protocol will necessarily be different from the protocol used by the W5500 for the following reasons:</text:p>
      <text:list xml:id="list1756525339228279146" text:style-name="L3">
        <text:list-item>
          <text:p text:style-name="P4">The W5500 is an SPI slave and the Duet Ethernet is the SPI master. However, the ESP8266 does not provide DMA on the SPI interface. This means that the ESP must be the SPI master <text:span text:style-name="T5">so that it can control the flow of SPI data,</text:span> and the Duet WiFi must be the slave.</text:p>
        </text:list-item>
        <text:list-item>
          <text:p text:style-name="P4">The lack of DMA on the ESP means that the SAM cannot rely on the ESP being ready to perform an SPI transaction with short latency. This means it is <text:span text:style-name="T6">probably </text:span>advantageous to use a smaller number of SPI transactions than we do with the W5500.</text:p>
        </text:list-item>
      </text:list>
      <text:p text:style-name="P5">I propose that the ESP code be written to support <text:span text:style-name="T6">at least</text:span> 8 sockets (the W5500 supports 8 but one is reserved for DHCP). In addition we may wish to support an additional pseudo-socket for ESP configuration commands and status reports.</text:p>
      <text:h text:style-name="Heading_20_1" text:outline-level="1">SPI communications protocol</text:h>
      <text:p text:style-name="P5">Each SPI transaction shall comprise a short header, followed by a <text:span text:style-name="T1">response code, followed by a (</text:span>possibly much longer<text:span text:style-name="T1">)</text:span> data block. After exchanging headers, the ESP can look at the received header to decide what data to send or receive. The SAM transfers the entire block using DMA, so it does not have this option.</text:p>
      <text:p text:style-name="P8">Although the ESP shall be the SPI bus master, in other respects it shall behave as a slave to the SAM.</text:p>
      <text:p text:style-name="P15">Each transaction shall comprise three parts:</text:p>
      <text:list xml:id="list8223420264688435261" text:style-name="L6">
        <text:list-item>
          <text:p text:style-name="P16">A header, which is used to pass data in both directions</text:p>
        </text:list-item>
        <text:list-item>
          <text:p text:style-name="P16">Response information from the ESP to the SAM after the ESP has received the header and decide whether it can accept the request</text:p>
        </text:list-item>
        <text:list-item>
          <text:p text:style-name="P16">Data transferred in one direction or the other.</text:p>
        </text:list-item>
      </text:list>
      <text:p text:style-name="P8">The header sent by the SAM shall contain the following information:</text:p>
      <text:list xml:id="list6808161336888485406" text:style-name="L4">
        <text:list-item>
          <text:p text:style-name="P6">Socket number that the command refers to, or “no socket”</text:p>
        </text:list-item>
        <text:list-item>
          <text:p text:style-name="P6">A command, one of: listen, close, read data, write data, write data and close, return full ESP8266 status, configure ESP</text:p>
        </text:list-item>
        <text:list-item>
          <text:p text:style-name="P6"><text:span text:style-name="T7">H</text:span>ow much buffer space or data there is (maximum 2K).</text:p>
        </text:list-item>
        <text:list-item>
          <text:p text:style-name="P6">If <text:span text:style-name="T7">the command is </text:span>listen, what port to listen on</text:p>
        </text:list-item>
      </text:list>
      <text:p text:style-name="P8">The header sent by the ESP <text:span text:style-name="T6">in parallel with the request</text:span> shall contain the following information:</text:p>
      <text:list xml:id="list4064598166818583931" text:style-name="L5">
        <text:list-item>
          <text:p text:style-name="P9">Whether connected to router, not connected to router, or running as an access point</text:p>
        </text:list-item>
        <text:list-item>
          <text:p text:style-name="P7">For each socket, its status (idle, listening, connected, close-wait, closing) <text:span text:style-name="T2">(note: we could use spare bits in the following 16-bit data to encode this)</text:span></text:p>
        </text:list-item>
        <text:list-item>
          <text:p text:style-name="P7"><text:soft-page-break/>For each connected socket, the amount of unread data available and the amount of write buffer space available (16 bits each)</text:p>
        </text:list-item>
      </text:list>
      <text:p text:style-name="P18">The response information send by the SAM shall comprise</text:p>
      <text:list xml:id="list202820426771009" text:continue-numbering="true" text:style-name="L5">
        <text:list-item>
          <text:p text:style-name="P14">Whether the SAM request is accepted</text:p>
        </text:list-item>
        <text:list-item>
          <text:p text:style-name="P14"><text:span text:style-name="T7">T</text:span>he number of bytes of data that will be transferred to or from the socket.</text:p>
        </text:list-item>
      </text:list>
      <text:p text:style-name="P18">The data packet shall comprise</text:p>
      <text:list xml:id="list8406121579485618827" text:style-name="L7">
        <text:list-item>
          <text:p text:style-name="P17"><text:span text:style-name="T7">For a socket read or write command,</text:span> bytes to be read/written f<text:span text:style-name="T7">ro</text:span>m/to the socket,</text:p>
        </text:list-item>
        <text:list-item>
          <text:p text:style-name="P17"><text:span text:style-name="T7">For a configuration command, the relevant information (e.g. IP address, netmask, gateway, SSID, password)</text:span></text:p>
        </text:list-item>
        <text:list-item>
          <text:p text:style-name="P17"><text:span text:style-name="T7">For a status request</text:span>, status information from the ESP to the SAM.</text:p>
        </text:list-item>
      </text:list>
      <text:h text:style-name="Heading_20_1" text:outline-level="1">ESP program flow</text:h>
      <text:p text:style-name="P11">Initialise, but do not start WiFi</text:p>
      <text:p text:style-name="P11">Loop doing the following:</text:p>
      <text:list xml:id="list7793063527891827737" text:style-name="L8">
        <text:list-item>
          <text:p text:style-name="P12">Check for and process any new commands <text:span text:style-name="T8">from the SAM</text:span></text:p>
        </text:list-item>
        <text:list-item>
          <text:p text:style-name="P12">If we are supposed to be connected to a router but we have lost the connection, try to reconnect</text:p>
        </text:list-item>
        <text:list-item>
          <text:p text:style-name="P12">Do anything necessary to maintain MDNS and DHCP</text:p>
        </text:list-item>
        <text:list-item>
          <text:p text:style-name="P19">Call the yield function to keep the WiFi alive</text:p>
        </text:list-item>
      </text:list>
      <text:p text:style-name="P11">End loop</text:p>
      <text:h text:style-name="Heading_20_1" text:outline-level="1">SAM program flow</text:h>
      <text:p text:style-name="P11">This will be generally similar to the Duet WiFi. It will be largely rewritten when we move to RTOS.</text:p>
      <text:p text:style-name="P11">Initialise</text:p>
      <text:p text:style-name="P11">Start ESP</text:p>
      <text:p text:style-name="P11">Ask ESP for status and wait for it to respond</text:p>
      <text:p text:style-name="P11">Send requested configuration details and wait for response</text:p>
      <text:p text:style-name="P11">- If failed to connect, report the problem to the user and quit</text:p>
      <text:p text:style-name="P11">- If successful connection or successfully initialised in access point mode, proceed</text:p>
      <text:p text:style-name="P11">Initialise most sockets to listen on HTTP port, one on FTP, one on telnet</text:p>
      <text:p text:style-name="P11"/>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Tahoma"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3:32:39.350000000</meta:creation-date>
    <dc:date>2017-03-26T20:28:19.541000000</dc:date>
    <meta:editing-duration>PT47M34S</meta:editing-duration>
    <meta:editing-cycles>10</meta:editing-cycles>
    <meta:generator>LibreOffice/5.2.0.4$Windows_x86 LibreOffice_project/066b007f5ebcc236395c7d282ba488bca6720265</meta:generator>
    <meta:document-statistic meta:table-count="0" meta:image-count="0" meta:object-count="0" meta:page-count="3" meta:paragraph-count="63" meta:word-count="962" meta:character-count="5362" meta:non-whitespace-character-count="4496"/>
  </office:meta>
</office:document-meta>
</file>